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23ab1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21d601" officeooo:paragraph-rsid="0021d60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fo:background-color="#ffff0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21d601" officeooo:paragraph-rsid="0021d601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2570e1" officeooo:paragraph-rsid="002570e1" fo:background-color="#ffff0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normal" officeooo:rsid="002570e1" officeooo:paragraph-rsid="002570e1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d03e5" fo:background-color="#ffff0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fo:font-weight="bold" officeooo:rsid="002169c4" officeooo:paragraph-rsid="002169c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1e97f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2a6099" loext:opacity="100%" fo:font-weight="bold" officeooo:rsid="002570e1" officeooo:paragraph-rsid="002570e1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2a6099" loext:opacity="100%" fo:font-style="normal" fo:font-weight="bold" officeooo:rsid="0021d601" officeooo:paragraph-rsid="0021d60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a3df"/>
    </style:style>
    <style:style style:name="P19" style:family="paragraph" style:parent-style-name="Standard">
      <style:paragraph-properties fo:text-align="justify" style:justify-single-word="false"/>
      <style:text-properties officeooo:rsid="00236eb0" officeooo:paragraph-rsid="00236eb0"/>
    </style:style>
    <style:style style:name="P20" style:family="paragraph" style:parent-style-name="Standard">
      <style:paragraph-properties fo:text-align="justify" style:justify-single-word="false"/>
      <style:text-properties fo:color="#800080" loext:opacity="100%" fo:font-weight="bold" officeooo:rsid="002570e1" officeooo:paragraph-rsid="002570e1" fo:background-color="#ffff00" style:font-weight-asian="bold" style:font-weight-complex="bold"/>
    </style:style>
    <style:style style:name="P21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22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4" style:family="paragraph" style:parent-style-name="Standard" style:list-style-name="WWNum1">
      <style:paragraph-properties fo:text-align="start" style:justify-single-word="false" style:writing-mode="lr-tb"/>
      <style:text-properties officeooo:paragraph-rsid="002169c4"/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officeooo:paragraph-rsid="002570e1"/>
    </style:style>
    <style:style style:name="P26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69c4" style:font-weight-asian="bold" style:font-weight-complex="bold"/>
    </style:style>
    <style:style style:name="P27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570e1" style:font-weight-asian="bold" style:font-weight-complex="bold"/>
    </style:style>
    <style:style style:name="P28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570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b13" style:font-weight-asian="bold" style:font-weight-complex="bold"/>
    </style:style>
    <style:style style:name="T3" style:family="text">
      <style:text-properties fo:font-weight="bold" officeooo:rsid="002570e1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5e23d" fo:background-color="#ffff00" loext:char-shading-value="0"/>
    </style:style>
    <style:style style:name="T8" style:family="text">
      <style:text-properties officeooo:rsid="002455e9" fo:background-color="#ffff00" loext:char-shading-value="0"/>
    </style:style>
    <style:style style:name="T9" style:family="text">
      <style:text-properties officeooo:rsid="002169c4" fo:background-color="#ffff00" loext:char-shading-value="0"/>
    </style:style>
    <style:style style:name="T10" style:family="text">
      <style:text-properties officeooo:rsid="00278d8e" fo:background-color="#ffff00" loext:char-shading-value="0"/>
    </style:style>
    <style:style style:name="T11" style:family="text">
      <style:text-properties officeooo:rsid="00167b7d"/>
    </style:style>
    <style:style style:name="T12" style:family="text">
      <style:text-properties officeooo:rsid="002169c4"/>
    </style:style>
    <style:style style:name="T13" style:family="text">
      <style:text-properties officeooo:rsid="0015e23d"/>
    </style:style>
    <style:style style:name="T14" style:family="text">
      <style:text-properties officeooo:rsid="0023ab13"/>
    </style:style>
    <style:style style:name="T15" style:family="text">
      <style:text-properties officeooo:rsid="002570e1"/>
    </style:style>
    <style:style style:name="T16" style:family="text">
      <style:text-properties style:use-window-font-color="true" loext:opacity="0%" fo:font-weight="bold" officeooo:rsid="002570e1" fo:background-color="transparent" loext:char-shading-value="0" style:font-weight-asian="bold" style:font-weight-complex="bold"/>
    </style:style>
    <style:style style:name="T17" style:family="text">
      <style:text-properties style:use-window-font-color="true" loext:opacity="0%" fo:font-weight="normal" officeooo:rsid="002570e1" fo:background-color="transparent" loext:char-shading-value="0" style:font-weight-asian="normal" style:font-weight-complex="normal"/>
    </style:style>
    <style:style style:name="T18" style:family="text">
      <style:text-properties officeooo:rsid="002d03e5"/>
    </style:style>
    <style:style style:name="T19" style:family="text">
      <style:text-properties officeooo:rsid="002f70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IJI</text:p>
      <text:p text:style-name="P5"/>
      <text:p text:style-name="P4"><text:s/><text:span text:style-name="T12">Brito </text:span>et al., 20<text:span text:style-name="T12">16</text:span>. PRJNA217052<text:span text:style-name="T1">:</text:span></text:p>
      <text:p text:style-name="P2"/>
      <text:list xml:id="list3708216086" text:style-name="WWNum1">
        <text:list-item>
          <text:p text:style-name="P21"><text:span text:style-name="T4">Reference</text:span>: Brito, I. L., Yilmaz, S., Huang, K., Xu, L., Jupiter, S. D., Jenkins, A. P., ... &amp; Alm, E. J. (2016). Mobile genes in the human microbiome are structured from global to individual scales. Nature, 535(7612), 435-439. <text:a xlink:type="simple" xlink:href="https://doi.org/10.1038/nature18927" text:style-name="Internet_20_link" text:visited-style-name="Visited_20_Internet_20_Link">https://doi.org/10.1038/nature18927</text:a></text:p>
          <text:p text:style-name="P22"/>
        </text:list-item>
        <text:list-item>
          <text:p text:style-name="P23"><text:span text:style-name="T4">Description</text:span>: </text:p>
          <text:list>
            <text:list-item>
              <text:p text:style-name="P23"><text:span text:style-name="T1">Tipo Dataset</text:span>: Poblacional.</text:p>
            </text:list-item>
            <text:list-item>
              <text:p text:style-name="P23"><text:span text:style-name="T1">Estado Individuos</text:span>: <text:span text:style-name="T11">Healthy</text:span></text:p>
            </text:list-item>
            <text:list-item>
              <text:p text:style-name="P23"><text:span text:style-name="T1">Antes Filtros</text:span>:</text:p>
              <text:list>
                <text:list-item>
                  <text:p text:style-name="P23"><text:span text:style-name="T1">N.º Muestras=Nº Individuos</text:span>: Si (<text:span text:style-name="T12">8620</text:span> muestras/<text:span text:style-name="T12">640</text:span> individuos).</text:p>
                </text:list-item>
                <text:list-item>
                  <text:p text:style-name="P23"><text:span text:style-name="T5">N.º FASTQs=N.º SampleAccessions</text:span>: Si (<text:span text:style-name="T12">8620</text:span> PAIRED/ <text:span text:style-name="T12">640</text:span> SampleAccessions).</text:p>
                </text:list-item>
              </text:list>
            </text:list-item>
            <text:list-item>
              <text:p text:style-name="P26">Después Filtros <text:span text:style-name="T13">(</text:span><text:span text:style-name="T7">habría que filtrar</text:span><text:span text:style-name="T8"> </text:span><text:span text:style-name="T10">las muestras de WGA</text:span><text:span text:style-name="T9"> </text:span><text:span text:style-name="T10">y las que no procedan de stool</text:span><text:span text:style-name="T13">)</text:span>:</text:p>
              <text:list>
                <text:list-item>
                  <text:p text:style-name="P24"><text:span text:style-name="T1">N.º Muestras=Nº Individuos</text:span>: Si (<text:span text:style-name="T14">3408 </text:span>muestras/ <text:span text:style-name="T14">241 </text:span>individuos).</text:p>
                </text:list-item>
                <text:list-item>
                  <text:p text:style-name="P24"><text:span text:style-name="T5">N.º FASTQs=N.º SampleAccessions</text:span><text:span text:style-name="T1">: Si (</text:span><text:span text:style-name="T2">3408</text:span><text:span text:style-name="T1"> PAIRED/ </text:span><text:span text:style-name="T2">241 </text:span><text:span text:style-name="T1">SampleAccessions).</text:span></text:p>
                </text:list-item>
              </text:list>
            </text:list-item>
            <text:list-item>
              <text:p text:style-name="P27">Después <text:span text:style-name="T15">MERGE:</text:span></text:p>
              <text:list>
                <text:list-item>
                  <text:p text:style-name="P25"><text:span text:style-name="T1">N.º Muestras=Nº Individuos</text:span>: Si (<text:span text:style-name="T17">2965</text:span><text:span text:style-name="T14"> </text:span>muestras/ <text:span text:style-name="T15">172</text:span><text:span text:style-name="T14"> </text:span>individuos).</text:p>
                </text:list-item>
                <text:list-item>
                  <text:p text:style-name="P25"><text:span text:style-name="T5">N.º FASTQs=N.º SampleAccessions</text:span><text:span text:style-name="T1">: Si (</text:span><text:span text:style-name="T16">2965</text:span><text:span text:style-name="T1"> PAIRED/</text:span><text:span text:style-name="T2"> </text:span><text:span text:style-name="T3">172 </text:span><text:span text:style-name="T1">SampleAccessions).</text:span></text:p>
                </text:list-item>
              </text:list>
            </text:list-item>
            <text:list-item>
              <text:p text:style-name="P28">Particularidades Procesado: No. </text:p>
            </text:list-item>
          </text:list>
        </text:list-item>
      </text:list>
      <text:p text:style-name="P18"/>
      <text:p text:style-name="P19"><text:span text:style-name="T15">Se realiza un filtrado por las muestras que sean </text:span><text:span text:style-name="T19">tanto WGA como</text:span><text:span text:style-name="T15"> stool. Por último se hace un merge entre ese filtrado de ENA y el filtrado por stool también del paquete de R. </text:span><text:span text:style-name="T14">En este caso también se da que hay</text:span> <text:span text:style-name="T14">bastantes</text:span> runs para una misma muestra. <text:span text:style-name="T15">Hay 5 muestras con 4 runs, 76 muestras con 16 y 91 muestras con 19.</text:span></text:p>
      <text:p text:style-name="P1"/>
      <text:p text:style-name="P1">La cohorte de FijiCOMP brinda una oportunidad única para observar la estructura a escala fina porque incluye personas que viven en tres aldeas en la provincia remota de Bua y una cuarta aldea en la provincia agrícola de Macuata.</text:p>
      <text:p text:style-name="P1"/>
      <text:p text:style-name="P13"><text:span text:style-name="T18">NO HABLA DE LANES, PERO IGUALMENTE HAY MUCHAS MUESTRAS QUE TIENEN VARIOS RUNS, POR</text:span> LO QUE HABRÍA QUE JUNTAR LOS FASTQS.</text:p>
      <text:p text:style-name="P1"/>
      <text:p text:style-name="P3"><text:span text:style-name="T6">Script CHECK</text:span>:</text:p>
      <text:p text:style-name="P6"/>
      <text:p text:style-name="P20">FILTRADO</text:p>
      <text:p text:style-name="P6"/>
      <text:p text:style-name="P15">Run Stats Pre-filter:</text:p>
      <text:p text:style-name="P6"/>
      <text:p text:style-name="P6">1) Number of run_accessions: 8620</text:p>
      <text:p text:style-name="P6">2) Number of unique sample_accessions: 640</text:p>
      <text:p text:style-name="P6">3) Number of unique sample_aliases: 640</text:p>
      <text:p text:style-name="P6">4) Appearances per scientific_name(tax_id):</text:p>
      <text:p text:style-name="P6"><text:s text:c="13"/>unique_values <text:s/>counts</text:p>
      <text:p text:style-name="P6"><text:s text:c="2"/>oral metagenome(1227552) <text:s text:c="7"/>4783</text:p>
      <text:p text:style-name="P6"><text:s text:c="4"/>gut metagenome(749906) <text:s text:c="8"/>3408</text:p>
      <text:p text:style-name="P6"><text:s text:c="3"/>soil metagenome(410658) <text:s text:c="8"/>312</text:p>
      <text:p text:style-name="P6"><text:s text:c="4"/>Prevotellaceae(171552) <text:s text:c="11"/>47</text:p>
      <text:p text:style-name="P6">Succinivibrionaceae(83763) <text:s text:c="8"/>34</text:p>
      <text:p text:style-name="P6"><text:s text:c="5"/>Clostridiaceae(31979) <text:s text:c="13"/>8</text:p>
      <text:p text:style-name="P6"><text:soft-page-break/><text:s text:c="7"/>Bacteroidaceae(815) <text:s text:c="14"/>5</text:p>
      <text:p text:style-name="P6"><text:s text:c="10"/>Firmicutes(1239) <text:s text:c="16"/>4</text:p>
      <text:p text:style-name="P6"><text:s text:c="4"/>Veillonellaceae(31977) <text:s text:c="13"/>4</text:p>
      <text:p text:style-name="P6"><text:s text:c="4"/>Eubacteriaceae(186806) <text:s text:c="12"/>3</text:p>
      <text:p text:style-name="P6"><text:s text:c="3"/>Enterobacteriaceae(543) <text:s text:c="13"/>3</text:p>
      <text:p text:style-name="P6"><text:s text:c="3"/>Lachnospiraceae(186803) <text:s text:c="11"/>3</text:p>
      <text:p text:style-name="P6"><text:s text:c="2"/>Oscillospiraceae(216572) <text:s text:c="12"/>2</text:p>
      <text:p text:style-name="P7"><text:s text:c="10"/>Megasphaera(906) <text:s text:c="4"/><text:tab/> <text:s text:c="8"/>1</text:p>
      <text:p text:style-name="P7">Acidaminococcaceae(909930) <text:s text:c="6"/>1</text:p>
      <text:p text:style-name="P6"><text:s text:c="5"/>Acetobacteraceae(433) <text:s text:c="13"/>1</text:p>
      <text:p text:style-name="P6"><text:s text:c="5"/>Eubacteriales(186802) <text:s text:c="13"/>1</text:p>
      <text:p text:style-name="P6">5) Appearances per instrument_model(instrument_platform):</text:p>
      <text:p text:style-name="P6"><text:s text:c="16"/>unique_values <text:s/>counts</text:p>
      <text:p text:style-name="P6">Illumina HiSeq 2000(ILLUMINA) <text:s text:c="3"/>8503</text:p>
      <text:p text:style-name="P6">Illumina HiSeq 2500(ILLUMINA) <text:s text:c="4"/>117</text:p>
      <text:p text:style-name="P6">6) Appearances per library_layout:</text:p>
      <text:p text:style-name="P6">unique_values <text:s/>counts</text:p>
      <text:p text:style-name="P6"><text:s text:c="7"/>PAIRED <text:s text:c="3"/>8620</text:p>
      <text:p text:style-name="P6">7) Appearances per library_strategy+library_source:</text:p>
      <text:p text:style-name="P6"><text:s text:c="2"/>unique_values <text:s/>counts</text:p>
      <text:p text:style-name="P9">WGS+METAGENOMIC <text:s text:c="3"/>8503</text:p>
      <text:p text:style-name="P6"><text:s text:c="4"/>WGA+GENOMIC <text:s text:c="4"/>117</text:p>
      <text:p text:style-name="P6"/>
      <text:p text:style-name="P17">Run Stats Post-filter:</text:p>
      <text:p text:style-name="P8"/>
      <text:p text:style-name="P8">1) Number of run_accessions: 3408</text:p>
      <text:p text:style-name="P8">2) Number of unique sample_accessions: 241</text:p>
      <text:p text:style-name="P8">3) Number of unique sample_aliases: 241</text:p>
      <text:p text:style-name="P8">4) Appearances per scientific_name(tax_id):</text:p>
      <text:p text:style-name="P8"><text:s text:c="9"/>unique_values <text:s/>counts</text:p>
      <text:p text:style-name="P8">gut metagenome(749906) <text:s text:c="3"/>3408</text:p>
      <text:p text:style-name="P8">5) Appearances per instrument_model(instrument_platform):</text:p>
      <text:p text:style-name="P8"><text:s text:c="16"/>unique_values <text:s/>counts</text:p>
      <text:p text:style-name="P8">Illumina HiSeq 2000(ILLUMINA) <text:s text:c="3"/>3408</text:p>
      <text:p text:style-name="P8">6) Appearances per library_layout:</text:p>
      <text:p text:style-name="P8">unique_values <text:s/>counts</text:p>
      <text:p text:style-name="P8"><text:s text:c="7"/>PAIRED <text:s text:c="3"/>3408</text:p>
      <text:p text:style-name="P8">7) Appearances per library_strategy+library_source:</text:p>
      <text:p text:style-name="P8"><text:s text:c="2"/>unique_values <text:s/>counts</text:p>
      <text:p text:style-name="P10">WGS+METAGENOMIC <text:s text:c="3"/>3408</text:p>
      <text:p text:style-name="P10"/>
      <text:p text:style-name="P10"/>
      <text:p text:style-name="P20">MERGE</text:p>
      <text:p text:style-name="P20"/>
      <text:p text:style-name="P16">Run Stats:</text:p>
      <text:p text:style-name="P12"/>
      <text:p text:style-name="P12">1) Number of run_accessions: 2965</text:p>
      <text:p text:style-name="P12">2) Appearances per scientific_name(tax_id):</text:p>
      <text:p text:style-name="P12"><text:s text:c="9"/>unique_values <text:s/>counts</text:p>
      <text:p text:style-name="P12">gut metagenome(749906) <text:s text:c="3"/>2965</text:p>
      <text:p text:style-name="P12">3) Appearances per instrument_model(instrument_platform):</text:p>
      <text:p text:style-name="P12"><text:s text:c="16"/>unique_values <text:s/>counts</text:p>
      <text:p text:style-name="P12"><text:soft-page-break/>Illumina HiSeq 2000(ILLUMINA) <text:s text:c="3"/>2965</text:p>
      <text:p text:style-name="P12">4) Appearances per library_layout:</text:p>
      <text:p text:style-name="P12">unique_values <text:s/>counts</text:p>
      <text:p text:style-name="P12"><text:s text:c="7"/>PAIRED <text:s text:c="3"/>2965</text:p>
      <text:p text:style-name="P12">5) Appearances per library_strategy+library_source:</text:p>
      <text:p text:style-name="P12"><text:s text:c="2"/>unique_values <text:s/>counts</text:p>
      <text:p text:style-name="P11">WGS+METAGENOMIC <text:s text:c="3"/>2965</text:p>
      <text:p text:style-name="P12"/>
      <text:p text:style-name="P16">Sample Stats:</text:p>
      <text:p text:style-name="P12"/>
      <text:p text:style-name="P12">1) Stats for "sample_accession":</text:p>
      <text:p text:style-name="P12">1.1) Number of unique samples for "sample_accession": 172</text:p>
      <text:p text:style-name="P12">1.2) Samples per scientific_name(tax_id) in "sample_accession":</text:p>
      <text:p text:style-name="P12"><text:s text:c="16"/>values <text:s/>counts</text:p>
      <text:p text:style-name="P12">gut metagenome(749906) <text:s text:c="4"/>172</text:p>
      <text:p text:style-name="P12">1.3) Samples per instrument_model(instrument_platform) in "sample_accession":</text:p>
      <text:p text:style-name="P12"><text:s text:c="23"/>values <text:s/>counts</text:p>
      <text:p text:style-name="P12">Illumina HiSeq 2000(ILLUMINA) <text:s text:c="4"/>172</text:p>
      <text:p text:style-name="P12">1.4) Samples per library_layout in "sample_accession":</text:p>
      <text:p text:style-name="P12">values <text:s/>counts</text:p>
      <text:p text:style-name="P12">PAIRED <text:s text:c="4"/>172</text:p>
      <text:p text:style-name="P12">1.5) Samples per library_strategy+library_source in "sample_accession":</text:p>
      <text:p text:style-name="P12"><text:s text:c="9"/>values <text:s/>counts</text:p>
      <text:p text:style-name="P11">WGS+METAGENOMIC <text:s text:c="4"/>172</text:p>
      <text:p text:style-name="P12"/>
      <text:p text:style-name="P12"/>
      <text:p text:style-name="P12">1.6) Groups of samples in "sample_accession" by number of run_accessions:</text:p>
      <text:p text:style-name="P12">- Number of run_accessions per sample in this "sample_accession" group: 4</text:p>
      <text:p text:style-name="P12">- Total number of samples in this group: 5</text:p>
      <text:p text:style-name="P12">SAMN02334070, SAMN02334077, SAMN02334118, SAMN02334130, SAMN02334142</text:p>
      <text:p text:style-name="P12">- Number of run_accessions per sample in this "sample_accession" group: 16</text:p>
      <text:p text:style-name="P12">- Total number of samples in this group: 76</text:p>
      <text:p text:style-name="P12">SAMN02334065, SAMN02334066, SAMN02334067, SAMN02334068, SAMN02334069,</text:p>
      <text:p text:style-name="P12">SAMN02334072, SAMN02334073, SAMN02334074, SAMN02334075, SAMN02334076,</text:p>
      <text:p text:style-name="P12">SAMN02334078, SAMN02334079, SAMN02334080, SAMN02334081, SAMN02334082,</text:p>
      <text:p text:style-name="P12">SAMN02334083, SAMN02334084, SAMN02334086, SAMN02334087, SAMN02334088,</text:p>
      <text:p text:style-name="P12">SAMN02334089, SAMN02334090, SAMN02334091, SAMN02334092, SAMN02334093,</text:p>
      <text:p text:style-name="P12">SAMN02334094, SAMN02334095, SAMN02334096, SAMN02334097, SAMN02334098,</text:p>
      <text:p text:style-name="P12">SAMN02334099, SAMN02334101, SAMN02334102, SAMN02334103, SAMN02334104,</text:p>
      <text:p text:style-name="P12">SAMN02334105, SAMN02334106, SAMN02334108, SAMN02334109, SAMN02334110,</text:p>
      <text:p text:style-name="P12">SAMN02334111, SAMN02334112, SAMN02334113, SAMN02334114, SAMN02334116,</text:p>
      <text:p text:style-name="P12">SAMN02334117, SAMN02334119, SAMN02334120, SAMN02334121, SAMN02334122,</text:p>
      <text:p text:style-name="P12">SAMN02334123, SAMN02334124, SAMN02334125, SAMN02334126, SAMN02334127,</text:p>
      <text:p text:style-name="P12">SAMN02334128, SAMN02334132, SAMN02334133, SAMN02334134, SAMN02334135,</text:p>
      <text:p text:style-name="P12">SAMN02334136, SAMN02334137, SAMN02334138, SAMN02334139, SAMN02334140,</text:p>
      <text:p text:style-name="P12">SAMN02334143, SAMN02334144, SAMN02334145, SAMN02334146, SAMN02334147,</text:p>
      <text:p text:style-name="P12">SAMN02334148, SAMN02334149, SAMN02334150, SAMN02334151, SAMN02334152,</text:p>
      <text:p text:style-name="P12">SAMN02334153</text:p>
      <text:p text:style-name="P12">- Number of run_accessions per sample in this "sample_accession" group: 19</text:p>
      <text:p text:style-name="P12">- Total number of samples in this group: 91</text:p>
      <text:p text:style-name="P12">SAMN02333917, SAMN02333918, SAMN02333919, SAMN02333920, SAMN02333921,</text:p>
      <text:p text:style-name="P12">SAMN02333922, SAMN02333923, SAMN02333924, SAMN02333925, SAMN02333926,</text:p>
      <text:p text:style-name="P12"><text:soft-page-break/>SAMN02333936, SAMN02333939, SAMN02333940, SAMN02333941, SAMN02333942,</text:p>
      <text:p text:style-name="P12">SAMN02333943, SAMN02333944, SAMN02333945, SAMN02333946, SAMN02333947,</text:p>
      <text:p text:style-name="P12">SAMN02333948, SAMN02333956, SAMN02333957, SAMN02333958, SAMN02333960,</text:p>
      <text:p text:style-name="P12">SAMN02333961, SAMN02333962, SAMN02333963, SAMN02333964, SAMN02333965,</text:p>
      <text:p text:style-name="P12">SAMN02333966, SAMN02333967, SAMN02333968, SAMN02333969, SAMN02333970,</text:p>
      <text:p text:style-name="P12">SAMN02333977, SAMN02333978, SAMN02333979, SAMN02333980, SAMN02333981,</text:p>
      <text:p text:style-name="P12">SAMN02333982, SAMN02333983, SAMN02333984, SAMN02333985, SAMN02333986,</text:p>
      <text:p text:style-name="P12">SAMN02333993, SAMN02333994, SAMN02333996, SAMN02333997, SAMN02333998,</text:p>
      <text:p text:style-name="P12">SAMN02333999, SAMN02334000, SAMN02334001, SAMN02334002, SAMN02334003,</text:p>
      <text:p text:style-name="P12">SAMN02334004, SAMN02334005, SAMN02334006, SAMN02334016, SAMN02334017,</text:p>
      <text:p text:style-name="P12">SAMN02334018, SAMN02334019, SAMN02334021, SAMN02334022, SAMN02334023,</text:p>
      <text:p text:style-name="P12">SAMN02334024, SAMN02334025, SAMN02334026, SAMN02334027, SAMN02334028,</text:p>
      <text:p text:style-name="P12">SAMN02334030, SAMN02334031, SAMN02334036, SAMN02334037, SAMN02334038,</text:p>
      <text:p text:style-name="P12">SAMN02334039, SAMN02334040, SAMN02334041, SAMN02334042, SAMN02334043,</text:p>
      <text:p text:style-name="P12">SAMN02334049, SAMN02334051, SAMN02334052, SAMN02334053, SAMN02334054,</text:p>
      <text:p text:style-name="P12">SAMN02334055, SAMN02334056, SAMN02334057, SAMN02334058, SAMN02334059,</text:p>
      <text:p text:style-name="P12">SAMN0233406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3-27T17:40:16.833967399</dc:date>
    <meta:editing-duration>PT10H2M33S</meta:editing-duration>
    <meta:editing-cycles>20</meta:editing-cycles>
    <meta:document-statistic meta:table-count="0" meta:image-count="0" meta:object-count="0" meta:page-count="4" meta:paragraph-count="145" meta:word-count="755" meta:character-count="7233" meta:non-whitespace-character-count="6140"/>
  </office:meta>
</office:document-meta>
</file>